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sans-serif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3.3cm" style:rel-column-width="1310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4a972d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7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officeooo:rsid="003c8336" officeooo:paragraph-rsid="003c8336" style:font-size-complex="14pt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>
        <style:tab-stops/>
      </style:paragraph-properties>
      <style:text-properties fo:color="#000000" style:font-name="Times New Roman" fo:font-size="14pt" officeooo:rsid="003c8336" officeooo:paragraph-rsid="003c8336" style:font-size-complex="14pt"/>
    </style:style>
    <style:style style:name="P13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4" style:family="paragraph" style:parent-style-name="Standard">
      <style:paragraph-properties fo:text-align="center" style:justify-single-word="false"/>
      <style:text-properties fo:color="#000000"/>
    </style:style>
    <style:style style:name="P15" style:family="paragraph" style:parent-style-name="Text_20_body">
      <style:text-properties fo:color="#000000"/>
    </style:style>
    <style:style style:name="P16" style:family="paragraph" style:parent-style-name="Text_20_body">
      <style:text-properties fo:color="#000000" officeooo:rsid="000ef043" officeooo:paragraph-rsid="000ef043"/>
    </style:style>
    <style:style style:name="P17" style:family="paragraph" style:parent-style-name="Text_20_body">
      <style:text-properties fo:color="#000000" style:font-name="Times New Roman" fo:font-size="14pt" officeooo:rsid="004c5914" officeooo:paragraph-rsid="004c5914"/>
    </style:style>
    <style:style style:name="P18" style:family="paragraph" style:parent-style-name="Heading_20_1">
      <style:paragraph-properties fo:break-before="page"/>
      <style:text-properties fo:color="#000000" officeooo:rsid="000ef043" officeooo:paragraph-rsid="003724e9"/>
    </style:style>
    <style:style style:name="P19" style:family="paragraph" style:parent-style-name="Heading_20_2">
      <style:text-properties fo:color="#000000"/>
    </style:style>
    <style:style style:name="P20" style:family="paragraph" style:parent-style-name="Heading_20_2">
      <style:text-properties fo:color="#000000" officeooo:paragraph-rsid="0041b17c"/>
    </style:style>
    <style:style style:name="P21" style:family="paragraph" style:parent-style-name="Heading_20_2">
      <style:paragraph-properties fo:break-before="page"/>
      <style:text-properties fo:color="#000000" officeooo:rsid="004c5914" officeooo:paragraph-rsid="004c5914"/>
    </style:style>
    <style:style style:name="P22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23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bbe8be"/>
    </style:style>
    <style:style style:name="P2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officeooo:paragraph-rsid="004c5914"/>
    </style:style>
    <style:style style:name="P2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2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bold" officeooo:rsid="00bb2080" officeooo:paragraph-rsid="00bb2080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27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rsid="00bbe8be" officeooo:paragraph-rsid="00bbe8be"/>
    </style:style>
    <style:style style:name="P28" style:family="paragraph" style:parent-style-name="Standard">
      <style:paragraph-properties fo:margin-left="0cm" fo:margin-right="0cm" fo:line-height="150%" fo:text-align="end" style:justify-single-word="false" fo:text-indent="1.251cm" style:auto-text-indent="false" style:writing-mode="lr-tb"/>
      <style:text-properties officeooo:rsid="00bbe8be" officeooo:paragraph-rsid="00bbe8be"/>
    </style:style>
    <style:style style:name="P29" style:family="paragraph" style:parent-style-name="Standard">
      <style:paragraph-properties fo:margin-left="0cm" fo:margin-right="0cm" fo:line-height="150%" fo:text-align="start" style:justify-single-word="false" fo:text-indent="1.251cm" style:auto-text-indent="false" style:writing-mode="lr-tb"/>
      <style:text-properties officeooo:rsid="00bbe8be" officeooo:paragraph-rsid="00bbe8be"/>
    </style:style>
    <style:style style:name="P30" style:family="paragraph" style:parent-style-name="Standard">
      <style:paragraph-properties fo:text-align="start" style:justify-single-word="false"/>
      <style:text-properties fo:color="#000000" fo:language="en" fo:country="US" officeooo:rsid="00c49bd9" officeooo:paragraph-rsid="00c49bd9"/>
    </style:style>
    <style:style style:name="P31" style:family="paragraph" style:parent-style-name="Standard">
      <style:paragraph-properties fo:text-align="start" style:justify-single-word="false"/>
      <style:text-properties fo:color="#000000" officeooo:paragraph-rsid="0041b17c"/>
    </style:style>
    <style:style style:name="P32" style:family="paragraph" style:parent-style-name="Standard">
      <style:paragraph-properties fo:text-align="start" style:justify-single-word="false"/>
      <style:text-properties fo:color="#000000" fo:font-weight="bold" officeooo:rsid="00bd9da5" officeooo:paragraph-rsid="00bd9da5" style:font-weight-asian="bold" style:font-weight-complex="bold"/>
    </style:style>
    <style:style style:name="P33" style:family="paragraph" style:parent-style-name="Standard">
      <style:paragraph-properties fo:text-align="start" style:justify-single-word="false" fo:break-before="page"/>
      <style:text-properties fo:color="#000000" fo:language="en" fo:country="US" officeooo:rsid="00c49bd9" officeooo:paragraph-rsid="00c49bd9"/>
    </style:style>
    <style:style style:name="P34" style:family="paragraph" style:parent-style-name="Table_20_Contents">
      <style:paragraph-properties fo:margin-left="0cm" fo:margin-right="0cm" fo:text-indent="0cm" style:auto-text-indent="false"/>
      <style:text-properties officeooo:rsid="00bbe8be" officeooo:paragraph-rsid="00bbe8be"/>
    </style:style>
    <style:style style:name="P3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bff0c3"/>
    </style:style>
    <style:style style:name="P3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" fo:font-size="14pt" officeooo:rsid="00c102d2" officeooo:paragraph-rsid="00c102d2"/>
    </style:style>
    <style:style style:name="P37" style:family="paragraph" style:parent-style-name="Table_20_Contents">
      <style:text-properties officeooo:rsid="00bf0280" officeooo:paragraph-rsid="00bf0280"/>
    </style:style>
    <style:style style:name="P38" style:family="paragraph" style:parent-style-name="Text_20_body">
      <style:text-properties fo:color="#000000"/>
    </style:style>
    <style:style style:name="P39" style:family="paragraph" style:parent-style-name="Text_20_body">
      <style:text-properties fo:color="#000000" officeooo:paragraph-rsid="00bb2080"/>
    </style:style>
    <style:style style:name="T1" style:family="text">
      <style:text-properties fo:text-transform="uppercas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3c8336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bb2080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6" style:family="text">
      <style:text-properties style:font-name="Times New Roman" fo:font-size="14pt" fo:language="ru" fo:country="RU" officeooo:rsid="003c8336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7" style:family="text">
      <style:text-properties style:font-name="Times New Roman" fo:font-size="14pt" officeooo:rsid="003c8336" style:font-size-complex="14pt"/>
    </style:style>
    <style:style style:name="T8" style:family="text">
      <style:text-properties style:font-name="Times New Roman" fo:font-size="14pt" officeooo:rsid="00c102d2"/>
    </style:style>
    <style:style style:name="T9" style:family="text">
      <style:text-properties style:font-name="Times New Roman" fo:font-size="14pt" officeooo:rsid="00c2d1b5"/>
    </style:style>
    <style:style style:name="T10" style:family="text">
      <style:text-properties style:font-name="Times New Roman" style:font-size-complex="14pt"/>
    </style:style>
    <style:style style:name="T11" style:family="text">
      <style:text-properties fo:color="#000000" style:font-name="Times New Roman" fo:font-size="14pt" fo:language="ru" fo:country="RU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2" style:family="text">
      <style:text-properties fo:color="#000000" style:font-name="Times New Roman" fo:font-size="14pt" fo:language="ru" fo:country="RU" fo:font-style="normal" officeooo:rsid="00bbe8be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3" style:family="text">
      <style:text-properties fo:color="#000000" style:font-name="Times New Roman" fo:font-size="14pt" officeooo:rsid="00c2d1b5"/>
    </style:style>
    <style:style style:name="T14" style:family="text">
      <style:text-properties fo:color="#000000" officeooo:rsid="004a972d"/>
    </style:style>
    <style:style style:name="T15" style:family="text">
      <style:text-properties fo:color="#000000" officeooo:rsid="0050d80e"/>
    </style:style>
    <style:style style:name="T16" style:family="text">
      <style:text-properties fo:color="#000000" officeooo:rsid="00c2d1b5"/>
    </style:style>
    <style:style style:name="T17" style:family="text">
      <style:text-properties officeooo:rsid="00bb2080"/>
    </style:style>
    <style:style style:name="T18" style:family="text">
      <style:text-properties officeooo:rsid="003c8336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bff0c3"/>
    </style:style>
    <style:style style:name="T21" style:family="text">
      <style:text-properties officeooo:rsid="00c102d2"/>
    </style:style>
    <style:style style:name="T22" style:family="text">
      <style:text-properties officeooo:rsid="00c1e01b"/>
    </style:style>
    <style:style style:name="T23" style:family="text">
      <style:text-properties officeooo:rsid="00c2d1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ИНОБРНАУКИ РОССИИ</text:p>
      <text:p text:style-name="P11">Санкт-Петербургский государственный</text:p>
      <text:p text:style-name="P11">электротехнический университет</text:p>
      <text:p text:style-name="P11">«ЛЭТИ» им. В.И. Ульянова (Ленина)</text:p>
      <text:p text:style-name="P4">Кафедра МО ЭВМ</text:p>
      <text:p text:style-name="P11"/>
      <text:p text:style-name="P5"/>
      <text:p text:style-name="P5"/>
      <text:p text:style-name="P5"/>
      <text:p text:style-name="P5"/>
      <text:p text:style-name="P5"/>
      <text:p text:style-name="P5"/>
      <text:p text:style-name="P2"><text:span text:style-name="Book_20_Title"><text:span text:style-name="T1">отчет</text:span></text:span></text:p>
      <text:p text:style-name="P9"><text:span text:style-name="T2">по лабораторной работе №</text:span><text:span text:style-name="T4">3</text:span></text:p>
      <text:p text:style-name="P24"><text:span text:style-name="T2">по дисциплине «</text:span><text:span text:style-name="T3">Организация ЭВМ и систем</text:span><text:span text:style-name="T2">»</text:span></text:p>
      <text:p text:style-name="P26"><text:span text:style-name="T18">П</text:span>редставление и обработка целых чисел. Организация ветвящихся процессов</text:p>
      <text:p text:style-name="P26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0"><text:span text:style-name="T10">Студент гр. </text:span><text:span text:style-name="T7">0383</text:span></text:p>
          </table:table-cell>
          <table:table-cell table:style-name="Таблица1.B1" office:value-type="string">
            <text:p text:style-name="P13"/>
          </table:table-cell>
          <table:table-cell table:style-name="Таблица1.A1" office:value-type="string">
            <text:p text:style-name="P12"><text:s text:c="4"/>Девятериков И.С.</text:p>
          </table:table-cell>
        </table:table-row>
        <table:table-row table:style-name="Таблица1.1">
          <table:table-cell table:style-name="Таблица1.A1" office:value-type="string">
            <text:p text:style-name="P7">Преподаватель</text:p>
          </table:table-cell>
          <table:table-cell table:style-name="Таблица1.B2" office:value-type="string">
            <text:p text:style-name="P13"/>
          </table:table-cell>
          <table:table-cell table:style-name="Таблица1.A1" office:value-type="string">
            <text:p text:style-name="P8">Ефремов М.А.</text:p>
          </table:table-cell>
        </table:table-row>
      </table:table>
      <text:p text:style-name="P6"/>
      <text:p text:style-name="P6"/>
      <text:p text:style-name="P6">Санкт-Петербург</text:p>
      <text:p text:style-name="P14"><text:span text:style-name="T5">20</text:span><text:span text:style-name="T6">21</text:span></text:p>
      <text:h text:style-name="P21" text:outline-level="2">Вариант № <text:span text:style-name="T17">2</text:span>.</text:h>
      <text:h text:style-name="P19" text:outline-level="2">Цель работы.</text:h>
      <text:p text:style-name="P17">Изучение режима адресации при помощи программы, которая тестирует режимы адресации. Научиться находить допущенные при реализации ошибки адресации.</text:p>
      <text:p text:style-name="P16"/>
      <text:h text:style-name="P19" text:outline-level="2">Задание.</text:h>
      <text:p text:style-name="P15">Разработать на языке Ассемблера программу, которая по заданным целочисленным значениям параметров a, b, i, k вычисляет: значения функций i1 = f1(a,b,i) и i2 = f2(a,b,i); значения результирующей функции res = f3(i1,i2,k), где вид функций f1 и f2 определяется из табл. 2, а функции f3 - из табл.3 по цифрам шифра индивидуального задания (n1,n2,n3), приведенным в табл.4. Значения a, b, i, k являются исходными данными, которые должны выбираться студентом самостоятельно и задаваться в процессе исполнения программы в режиме отладки. При этом следует рассмотреть всевозможные комбинации параметров a, b и k, позволяющие проверить различные маршруты выполнения программы, а также различные знаки параметров a и b.</text:p>
      <text:p text:style-name="P15"><text:tab/> / 15-2*i , при a&gt;b</text:p>
      <text:p text:style-name="P15">f1 = &lt;</text:p>
      <text:p text:style-name="P15"><text:tab/> \ 3*i+4 , при a&lt;=b</text:p>
      <text:p text:style-name="P15"/>
      <text:p text:style-name="P39"><text:tab/>/ 7 - 4*i , при a&gt;b</text:p>
      <text:p text:style-name="P39">f3 = &lt;</text:p>
      <text:p text:style-name="P39"><text:tab/>\ 8 -6*i , при a&lt;=b</text:p>
      <text:p text:style-name="P39"/>
      <text:p text:style-name="P39"><text:tab/>/ max(i1,10-i2), при k&lt;0</text:p>
      <text:p text:style-name="P39">f2 = &lt;</text:p>
      <text:p text:style-name="P39"><text:tab/>\ |i1 - i2| , при k&gt;=0</text:p>
      <text:h text:style-name="P19" text:outline-level="2"><text:soft-page-break/>Выполнение работы.</text:h>
      <text:p text:style-name="P23"><text:span text:style-name="T12">В ходе выполнения работы были использованы команды cmp, jle/jg, jde/jl, выполняющие сравнение значений, позволяющие выполнять только определённые условием участки кода. </text:span></text:p>
      <text:p text:style-name="P27"><text:span text:style-name="T11">Все возможные варианты работы кода в зависимости от исходных данных представлены в Табл.1.</text:span></text:p>
      <text:p text:style-name="P28"><text:span text:style-name="T11">Табл.1</text:span></text:p>
      <table:table table:name="Таблица2" table:style-name="Таблица2">
        <table:table-column table:style-name="Таблица2.A" table:number-columns-repeated="5"/>
        <table:table-row table:style-name="TableLine93994602703584">
          <table:table-cell table:style-name="Таблица2.A1" office:value-type="string">
            <text:p text:style-name="P34">Значения </text:p>
            <text:p text:style-name="P34">a, b, i, k</text:p>
          </table:table-cell>
          <table:table-cell table:style-name="Таблица2.A1" office:value-type="string">
            <text:p text:style-name="P34">Результат вычисления f1</text:p>
          </table:table-cell>
          <table:table-cell table:style-name="Таблица2.A1" office:value-type="string">
            <text:p text:style-name="P34">Результат вычисления f3</text:p>
          </table:table-cell>
          <table:table-cell table:style-name="Таблица2.A1" office:value-type="string">
            <text:p text:style-name="P34">Результат вычисления f2</text:p>
          </table:table-cell>
          <table:table-cell table:style-name="Таблица2.E1" office:value-type="string">
            <text:p text:style-name="P34">Комментарий</text:p>
          </table:table-cell>
        </table:table-row>
        <table:table-row table:style-name="TableLine93994602703584">
          <table:table-cell table:style-name="Таблица2.A2" office:value-type="string">
            <text:p text:style-name="P37">a = -<text:span text:style-name="T22">1</text:span></text:p>
            <text:p text:style-name="P37">b = <text:span text:style-name="T22">1</text:span></text:p>
            <text:p text:style-name="P37">i = 4</text:p>
            <text:p text:style-name="P37">k = -1</text:p>
          </table:table-cell>
          <table:table-cell table:style-name="Таблица2.A2" office:value-type="string">
            <text:p text:style-name="P35"><text:span text:style-name="T8">0010</text:span><text:span text:style-name="T20"> = </text:span><text:span text:style-name="T21">16</text:span></text:p>
          </table:table-cell>
          <table:table-cell table:style-name="Таблица2.A2" office:value-type="string">
            <text:p text:style-name="P35"><text:span text:style-name="T8">FFF0</text:span><text:span text:style-name="T20"> = -</text:span><text:span text:style-name="T21">16</text:span></text:p>
          </table:table-cell>
          <table:table-cell table:style-name="Таблица2.A2" office:value-type="string">
            <text:p text:style-name="P35"><text:span text:style-name="T8">001A</text:span><text:span text:style-name="T20"> = </text:span><text:span text:style-name="T21">26</text:span></text:p>
          </table:table-cell>
          <table:table-cell table:style-name="Таблица2.E2" office:value-type="string">
            <text:p text:style-name="P36">Верно</text:p>
          </table:table-cell>
        </table:table-row>
        <table:table-row table:style-name="TableLine93994602703584">
          <table:table-cell table:style-name="Таблица2.A2" office:value-type="string">
            <text:p text:style-name="P37">a = -<text:span text:style-name="T22">1</text:span></text:p>
            <text:p text:style-name="P37">b = <text:span text:style-name="T22">1</text:span></text:p>
            <text:p text:style-name="P37">i = 4</text:p>
            <text:p text:style-name="P37">k = 1</text:p>
          </table:table-cell>
          <table:table-cell table:style-name="Таблица2.A2" office:value-type="string">
            <text:p text:style-name="P35"><text:span text:style-name="T8">0010</text:span><text:span text:style-name="T20"> = </text:span><text:span text:style-name="T21">16</text:span></text:p>
          </table:table-cell>
          <table:table-cell table:style-name="Таблица2.A2" office:value-type="string">
            <text:p text:style-name="P35"><text:span text:style-name="T8">FFF0</text:span><text:span text:style-name="T20"> = -</text:span><text:span text:style-name="T21">16</text:span></text:p>
          </table:table-cell>
          <table:table-cell table:style-name="Таблица2.A2" office:value-type="string">
            <text:p text:style-name="P35"><text:span text:style-name="T8">00</text:span><text:span text:style-name="T9">20</text:span><text:span text:style-name="T20"> = </text:span><text:span text:style-name="T23">32</text:span></text:p>
          </table:table-cell>
          <table:table-cell table:style-name="Таблица2.E2" office:value-type="string">
            <text:p text:style-name="P36">Верно</text:p>
          </table:table-cell>
        </table:table-row>
        <table:table-row table:style-name="TableLine93994602703584">
          <table:table-cell table:style-name="Таблица2.A2" office:value-type="string">
            <text:p text:style-name="P37">a = <text:span text:style-name="T22">1</text:span></text:p>
            <text:p text:style-name="P37">b = -<text:span text:style-name="T22">1</text:span></text:p>
            <text:p text:style-name="P37">i = 4</text:p>
            <text:p text:style-name="P37">k = -1</text:p>
          </table:table-cell>
          <table:table-cell table:style-name="Таблица2.A2" office:value-type="string">
            <text:p text:style-name="P35"><text:span text:style-name="T8">00</text:span><text:span text:style-name="T9">07</text:span><text:span text:style-name="T20"> = </text:span><text:span text:style-name="T9">7</text:span></text:p>
          </table:table-cell>
          <table:table-cell table:style-name="Таблица2.A2" office:value-type="string">
            <text:p text:style-name="P35"><text:span text:style-name="T8">FFF</text:span><text:span text:style-name="T9">7</text:span><text:span text:style-name="T20"> = -</text:span><text:span text:style-name="T23">9</text:span></text:p>
          </table:table-cell>
          <table:table-cell table:style-name="Таблица2.A2" office:value-type="string">
            <text:p text:style-name="P35"><text:span text:style-name="T8">001</text:span><text:span text:style-name="T9">3</text:span><text:span text:style-name="T20"> = </text:span><text:span text:style-name="T23">19</text:span></text:p>
          </table:table-cell>
          <table:table-cell table:style-name="Таблица2.E2" office:value-type="string">
            <text:p text:style-name="P36">Верно</text:p>
          </table:table-cell>
        </table:table-row>
        <table:table-row table:style-name="TableLine93994602703584">
          <table:table-cell table:style-name="Таблица2.A2" office:value-type="string">
            <text:p text:style-name="P37">a = <text:span text:style-name="T22">1</text:span></text:p>
            <text:p text:style-name="P37">b = -<text:span text:style-name="T22">1</text:span></text:p>
            <text:p text:style-name="P37">i = 4</text:p>
            <text:p text:style-name="P37">k = 1</text:p>
          </table:table-cell>
          <table:table-cell table:style-name="Таблица2.A2" office:value-type="string">
            <text:p text:style-name="P35"><text:span text:style-name="T8">00</text:span><text:span text:style-name="T9">07</text:span><text:span text:style-name="T20"> = </text:span><text:span text:style-name="T9">7</text:span></text:p>
          </table:table-cell>
          <table:table-cell table:style-name="Таблица2.A2" office:value-type="string">
            <text:p text:style-name="P35"><text:span text:style-name="T8">FFF</text:span><text:span text:style-name="T9">7</text:span><text:span text:style-name="T20"> = -</text:span><text:span text:style-name="T23">9</text:span></text:p>
          </table:table-cell>
          <table:table-cell table:style-name="Таблица2.A2" office:value-type="string">
            <text:p text:style-name="P35"><text:span text:style-name="T8">001</text:span><text:span text:style-name="T9">0</text:span><text:span text:style-name="T20"> = </text:span><text:span text:style-name="T23">16</text:span></text:p>
          </table:table-cell>
          <table:table-cell table:style-name="Таблица2.E2" office:value-type="string">
            <text:p text:style-name="P36">Верно</text:p>
          </table:table-cell>
        </table:table-row>
      </table:table>
      <text:p text:style-name="P29"><text:span text:style-name="T11"/></text:p>
      <text:p text:style-name="P32"><text:span text:style-name="T19">Разработанный программный код см.</text:span> Приложение А.</text:p>
      <text:p text:style-name="P31"/>
      <text:h text:style-name="P20" text:outline-level="2"><text:soft-page-break/>Выводы.</text:h>
      <text:p text:style-name="P3"><text:span text:style-name="T14">В ходе выполнения лабораторной работы </text:span><text:span text:style-name="T15">были изучены различные </text:span><text:span text:style-name="T13">способы сравнения чисел</text:span><text:span text:style-name="T15">. </text:span><text:span text:style-name="T16">Был изучен процесс работы программы с ветвлением в процессе выполнения.</text:span></text:p>
      <text:p text:style-name="P15"/>
      <text:h text:style-name="P18" text:outline-level="1">Приложение А<text:line-break/>Исходный код программы</text:h>
      <text:p text:style-name="P30">main.asm</text:p>
      <text:p text:style-name="P30">AStack SEGMENT <text:s/>STACK</text:p>
      <text:p text:style-name="P30"><text:s text:c="4"/>DW 12 DUP(?)</text:p>
      <text:p text:style-name="P30">AStack <text:s/>ENDS</text:p>
      <text:p text:style-name="P30">;Данные программы</text:p>
      <text:p text:style-name="P30">DATA <text:s text:c="5"/>SEGMENT</text:p>
      <text:p text:style-name="P30">;Директивы описания данных</text:p>
      <text:p text:style-name="P30">a <text:s text:c="5"/>DW <text:s text:c="3"/>0</text:p>
      <text:p text:style-name="P30">b <text:s text:c="5"/>DW <text:s text:c="3"/>0</text:p>
      <text:p text:style-name="P30">i <text:s text:c="5"/>DW <text:s text:c="3"/>0</text:p>
      <text:p text:style-name="P30">k <text:s text:c="5"/>DW <text:s text:c="3"/>0</text:p>
      <text:p text:style-name="P30">i1 <text:s text:c="4"/>DW <text:s text:c="3"/>0</text:p>
      <text:p text:style-name="P30">i2 <text:s text:c="4"/>DW <text:s text:c="3"/>0</text:p>
      <text:p text:style-name="P30"/>
      <text:p text:style-name="P30">DATA <text:s text:c="5"/>ENDS</text:p>
      <text:p text:style-name="P30"/>
      <text:p text:style-name="P30">; Код программы</text:p>
      <text:p text:style-name="P30">CODE <text:s text:c="5"/>SEGMENT</text:p>
      <text:p text:style-name="P30"><text:s text:c="6"/>ASSUME CS:CODE, DS:DATA, SS:AStack</text:p>
      <text:p text:style-name="P30"><text:tab/> <text:s/></text:p>
      <text:p text:style-name="P30">; Головная процедура</text:p>
      <text:p text:style-name="P30">Main <text:s text:c="5"/>PROC <text:s/>FAR</text:p>
      <text:p text:style-name="P30"><text:s text:c="6"/>push <text:s/>DS</text:p>
      <text:p text:style-name="P30"><text:s text:c="6"/>sub <text:s text:c="2"/>AX,AX</text:p>
      <text:p text:style-name="P30"><text:s text:c="6"/>push <text:s/>AX</text:p>
      <text:p text:style-name="P30"><text:s text:c="6"/>mov <text:s text:c="2"/>AX,DATA</text:p>
      <text:p text:style-name="P30"><text:s text:c="6"/>mov <text:s text:c="2"/>DS,AX</text:p>
      <text:p text:style-name="P30"><text:soft-page-break/><text:s text:c="6"/></text:p>
      <text:p text:style-name="P30"><text:s text:c="10"/>mov a, 1</text:p>
      <text:p text:style-name="P30"><text:s text:c="10"/>mov b, -1</text:p>
      <text:p text:style-name="P30"><text:s text:c="10"/>mov i, 4</text:p>
      <text:p text:style-name="P30"><text:s text:c="10"/>mov k, 1</text:p>
      <text:p text:style-name="P30"><text:s text:c="10"/></text:p>
      <text:p text:style-name="P30"><text:tab/> <text:s/>;f1&amp;f3</text:p>
      <text:p text:style-name="P30"><text:tab/> <text:s/>mov cx, i</text:p>
      <text:p text:style-name="P30"><text:tab/> <text:s/>shl cx, 1 ; cx = 2*i</text:p>
      <text:p text:style-name="P30"><text:tab/> <text:s/>mov ax, cx</text:p>
      <text:p text:style-name="P30"><text:tab/> <text:s/>mov bx, b</text:p>
      <text:p text:style-name="P30"/>
      <text:p text:style-name="P30"><text:tab/> <text:s/>cmp a, bx ; сравнение a и b</text:p>
      <text:p text:style-name="P30"><text:tab/> <text:s/>jle f1f3</text:p>
      <text:p text:style-name="P30"><text:tab/><text:tab/>neg cx ; a &gt; b</text:p>
      <text:p text:style-name="P30"><text:tab/><text:tab/>add cx, 15</text:p>
      <text:p text:style-name="P30"><text:tab/><text:tab/>mov i1, cx</text:p>
      <text:p text:style-name="P30"><text:tab/><text:tab/></text:p>
      <text:p text:style-name="P30"><text:tab/><text:tab/>shl ax, 1</text:p>
      <text:p text:style-name="P30"><text:tab/><text:tab/>neg ax</text:p>
      <text:p text:style-name="P30"><text:tab/><text:tab/>add ax, 7</text:p>
      <text:p text:style-name="P30"><text:tab/><text:tab/>mov i2, ax</text:p>
      <text:p text:style-name="P30"><text:tab/><text:tab/>jmp f1f3End</text:p>
      <text:p text:style-name="P30"><text:tab/><text:tab/></text:p>
      <text:p text:style-name="P30"><text:tab/> <text:s/>f1f3: ; a &lt;= b</text:p>
      <text:p text:style-name="P30"><text:tab/><text:tab/>add cx, i</text:p>
      <text:p text:style-name="P30"><text:tab/><text:tab/>add cx, 4</text:p>
      <text:p text:style-name="P30"><text:tab/><text:tab/>mov i1, cx</text:p>
      <text:p text:style-name="P30"><text:tab/><text:tab/></text:p>
      <text:p text:style-name="P30"><text:soft-page-break/><text:tab/><text:tab/>mov cx, ax</text:p>
      <text:p text:style-name="P30"><text:tab/><text:tab/>shl ax, 1</text:p>
      <text:p text:style-name="P30"><text:tab/><text:tab/>add ax, cx</text:p>
      <text:p text:style-name="P30"><text:tab/><text:tab/>neg ax</text:p>
      <text:p text:style-name="P30"><text:tab/><text:tab/>add ax, 8</text:p>
      <text:p text:style-name="P30"><text:tab/><text:tab/>mov i2, ax</text:p>
      <text:p text:style-name="P30"><text:tab/> <text:s/>f1f3End: <text:s/></text:p>
      <text:p text:style-name="P30"><text:tab/> <text:s/></text:p>
      <text:p text:style-name="P30"><text:tab/> <text:s/>;f2</text:p>
      <text:p text:style-name="P30"><text:tab/> <text:s/>mov ax, i1</text:p>
      <text:p text:style-name="P30"><text:tab/> <text:s/>mov cx, i2</text:p>
      <text:p text:style-name="P30"><text:tab/> <text:s/>neg cx</text:p>
      <text:p text:style-name="P30"><text:tab/> <text:s/>mov bx, k</text:p>
      <text:p text:style-name="P30"><text:tab/> <text:s/></text:p>
      <text:p text:style-name="P30"><text:tab/> <text:s/>cmp bx, 0</text:p>
      <text:p text:style-name="P30"><text:tab/> <text:s/>jge f2</text:p>
      <text:p text:style-name="P30"><text:tab/> <text:s/><text:tab/>add cx, 10 ; k &lt; 0</text:p>
      <text:p text:style-name="P30"><text:tab/> <text:s/><text:tab/>cmp ax, cx</text:p>
      <text:p text:style-name="P30"><text:tab/> <text:s/><text:tab/>jge max</text:p>
      <text:p text:style-name="P30"><text:tab/> <text:s/><text:tab/><text:tab/>mov ax, cx</text:p>
      <text:p text:style-name="P30"><text:tab/> <text:s/><text:tab/>max: ; ax &gt;= cx<text:tab/></text:p>
      <text:p text:style-name="P30"><text:tab/> <text:s/><text:tab/>jmp f2End</text:p>
      <text:p text:style-name="P30"><text:tab/> <text:s/>f2: ; k &gt;= 0</text:p>
      <text:p text:style-name="P30"><text:tab/> <text:s/><text:tab/>add ax, cx</text:p>
      <text:p text:style-name="P30"><text:tab/> <text:s/><text:tab/>cmp ax, 0</text:p>
      <text:p text:style-name="P30"><text:tab/> <text:s/><text:tab/>jge modul</text:p>
      <text:p text:style-name="P30"><text:tab/> <text:s/><text:tab/><text:tab/>neg ax</text:p>
      <text:p text:style-name="P30"><text:tab/> <text:s/><text:tab/>modul: ; ax &gt;= 0</text:p>
      <text:p text:style-name="P30"><text:tab/> <text:s/>f2End:</text:p>
      <text:p text:style-name="P30"><text:soft-page-break/><text:tab/> <text:s/>MainEnd: ; в ax лежит значение функции f2</text:p>
      <text:p text:style-name="P30"><text:s text:c="6"/>ret</text:p>
      <text:p text:style-name="P30">Main <text:s text:c="5"/>ENDP</text:p>
      <text:p text:style-name="P30">CODE <text:s text:c="5"/>ENDS</text:p>
      <text:p text:style-name="P30">END Main</text:p>
      <text:p text:style-name="P30"/>
      <text:p text:style-name="P30">main.lst </text:p>
      <text:p text:style-name="P30"/>
      <text:p text:style-name="P33">#Microsoft (R) Macro Assembler Version 5.10 <text:s text:c="17"/>11/14/21 13:59:1</text:p>
      <text:p text:style-name="P30"><text:s text:c="61"/>Page <text:s text:c="4"/>1-1</text:p>
      <text:p text:style-name="P30"/>
      <text:p text:style-name="P30"/>
      <text:p text:style-name="P30"><text:s/>0000<text:tab/><text:tab/><text:tab/><text:tab/>AStack SEGMENT <text:s/>STACK</text:p>
      <text:p text:style-name="P30"><text:s/>0000 <text:s/>000C[<text:tab/><text:tab/><text:tab/> <text:s text:c="3"/>DW 12 DUP(?)</text:p>
      <text:p text:style-name="P30"><text:tab/> <text:s text:c="2"/>????<text:tab/><text:tab/><text:tab/></text:p>
      <text:p text:style-name="P30"><text:tab/><text:tab/><text:tab/> ]<text:tab/></text:p>
      <text:p text:style-name="P30"><text:tab/><text:tab/><text:tab/><text:tab/></text:p>
      <text:p text:style-name="P30"><text:s/>0018<text:tab/><text:tab/><text:tab/><text:tab/>AStack <text:s/>ENDS</text:p>
      <text:p text:style-name="P30"><text:tab/><text:tab/><text:tab/><text:tab/>;Данные программы</text:p>
      <text:p text:style-name="P30"><text:s/>0000<text:tab/><text:tab/><text:tab/><text:tab/>DATA <text:s text:c="5"/>SEGMENT</text:p>
      <text:p text:style-name="P30"><text:tab/><text:tab/><text:tab/><text:tab/>;Директивы описания данных</text:p>
      <text:p text:style-name="P30"><text:s/>0000 <text:s/>0000<text:tab/><text:tab/><text:tab/>a <text:s text:c="5"/>DW <text:s text:c="3"/>0</text:p>
      <text:p text:style-name="P30"><text:s/>0002 <text:s/>0000<text:tab/><text:tab/><text:tab/>b <text:s text:c="5"/>DW <text:s text:c="3"/>0</text:p>
      <text:p text:style-name="P30"><text:s/>0004 <text:s/>0000<text:tab/><text:tab/><text:tab/>i <text:s text:c="5"/>DW <text:s text:c="3"/>0</text:p>
      <text:p text:style-name="P30"><text:s/>0006 <text:s/>0000<text:tab/><text:tab/><text:tab/>k <text:s text:c="5"/>DW <text:s text:c="3"/>0</text:p>
      <text:p text:style-name="P30"><text:s/>0008 <text:s/>0000<text:tab/><text:tab/><text:tab/>i1 <text:s text:c="4"/>DW <text:s text:c="3"/>0</text:p>
      <text:p text:style-name="P30"><text:s/>000A <text:s/>0000<text:tab/><text:tab/><text:tab/>i2 <text:s text:c="4"/>DW <text:s text:c="3"/>0</text:p>
      <text:p text:style-name="P30"><text:tab/><text:tab/><text:tab/><text:tab/></text:p>
      <text:p text:style-name="P30"><text:s/>000C<text:tab/><text:tab/><text:tab/><text:tab/>DATA <text:s text:c="5"/>ENDS</text:p>
      <text:p text:style-name="P30"><text:tab/><text:tab/><text:tab/><text:tab/></text:p>
      <text:p text:style-name="P30"><text:tab/><text:tab/><text:tab/><text:tab/>; Код программы</text:p>
      <text:p text:style-name="P30"><text:s/>0000<text:tab/><text:tab/><text:tab/><text:tab/>CODE <text:s text:c="5"/>SEGMENT</text:p>
      <text:p text:style-name="P30"><text:tab/><text:tab/><text:tab/><text:tab/> <text:s text:c="5"/>ASSUME CS:CODE, DS:DATA, SS:AStack</text:p>
      <text:p text:style-name="P30"><text:tab/><text:tab/><text:tab/><text:tab/><text:tab/> <text:s/></text:p>
      <text:p text:style-name="P30"><text:tab/><text:tab/><text:tab/><text:tab/>; Головная процедура</text:p>
      <text:p text:style-name="P30"><text:s/>0000<text:tab/><text:tab/><text:tab/><text:tab/>Main <text:s text:c="5"/>PROC <text:s/>FAR</text:p>
      <text:p text:style-name="P30"><text:s/>0000 <text:s/>1E<text:tab/><text:tab/><text:tab/> <text:s text:c="5"/>push <text:s/>DS</text:p>
      <text:p text:style-name="P30"><text:soft-page-break/><text:s/>0001 <text:s/>2B C0<text:tab/><text:tab/><text:tab/> <text:s text:c="5"/>sub <text:s text:c="2"/>AX,AX</text:p>
      <text:p text:style-name="P30"><text:s/>0003 <text:s/>50<text:tab/><text:tab/><text:tab/> <text:s text:c="5"/>push <text:s/>AX</text:p>
      <text:p text:style-name="P30"><text:s/>0004 <text:s/>B8 ---- R<text:tab/><text:tab/> <text:s text:c="5"/>mov <text:s text:c="2"/>AX,DATA</text:p>
      <text:p text:style-name="P30"><text:s/>0007 <text:s/>8E D8<text:tab/><text:tab/><text:tab/> <text:s text:c="5"/>mov <text:s text:c="2"/>DS,AX</text:p>
      <text:p text:style-name="P30"><text:tab/><text:tab/><text:tab/><text:tab/> <text:s text:c="5"/></text:p>
      <text:p text:style-name="P30"><text:s/>0009 <text:s/>C7 06 0000 R FFFF<text:tab/> <text:s text:c="9"/>mov a, -1</text:p>
      <text:p text:style-name="P30"><text:s/>000F <text:s/>C7 06 0002 R 0001<text:tab/> <text:s text:c="9"/>mov b, 1</text:p>
      <text:p text:style-name="P30"><text:s/>0015 <text:s/>C7 06 0004 R 0004<text:tab/> <text:s text:c="9"/>mov i, 4</text:p>
      <text:p text:style-name="P30"><text:s/>001B <text:s/>C7 06 0006 R FFFF<text:tab/> <text:s text:c="9"/>mov k, -1</text:p>
      <text:p text:style-name="P30"><text:tab/><text:tab/><text:tab/><text:tab/> <text:s text:c="9"/></text:p>
      <text:p text:style-name="P30"><text:tab/><text:tab/><text:tab/><text:tab/><text:tab/> <text:s/>;f1&amp;f3</text:p>
      <text:p text:style-name="P30"><text:s/>0021 <text:s/>8B 0E 0004 R<text:tab/><text:tab/><text:tab/> <text:s/>mov cx, i</text:p>
      <text:p text:style-name="P30"><text:s/>0025 <text:s/>D1 E1<text:tab/><text:tab/><text:tab/><text:tab/> <text:s/>shl cx, 1 ; cx = 2*i</text:p>
      <text:p text:style-name="P30"><text:s/>0027 <text:s/>8B C1<text:tab/><text:tab/><text:tab/><text:tab/> <text:s/>mov ax, cx</text:p>
      <text:p text:style-name="P30"><text:s/>0029 <text:s/>8B 1E 0002 R<text:tab/><text:tab/><text:tab/> <text:s/>mov bx, b</text:p>
      <text:p text:style-name="P30"><text:tab/><text:tab/><text:tab/><text:tab/></text:p>
      <text:p text:style-name="P30"><text:s/>002D <text:s/>39 1E 0000 R<text:tab/><text:tab/><text:tab/> <text:s/>cmp a, bx ; сравнение a и b</text:p>
      <text:p text:style-name="P30"><text:s/>0031 <text:s/>7E 16<text:tab/><text:tab/><text:tab/><text:tab/> <text:s/>jle f1f3</text:p>
      <text:p text:style-name="P30"><text:s/>0033 <text:s/>F7 D9<text:tab/><text:tab/><text:tab/><text:tab/><text:tab/>neg cx ; a &gt; b</text:p>
      <text:p text:style-name="P30"><text:s/>0035 <text:s/>83 C1 0F<text:tab/><text:tab/><text:tab/><text:tab/><text:tab/>add cx, 15</text:p>
      <text:p text:style-name="P30"><text:s/>0038 <text:s/>89 0E 0008 R<text:tab/><text:tab/><text:tab/><text:tab/>mov i1, cx</text:p>
      <text:p text:style-name="P30"><text:tab/><text:tab/><text:tab/><text:tab/><text:tab/><text:tab/></text:p>
      <text:p text:style-name="P30"><text:s/>003C <text:s/>D1 E0<text:tab/><text:tab/><text:tab/><text:tab/><text:tab/>shl ax, 1</text:p>
      <text:p text:style-name="P30"><text:s/>003E <text:s/>F7 D8<text:tab/><text:tab/><text:tab/><text:tab/><text:tab/>neg ax</text:p>
      <text:p text:style-name="P30"><text:s/>0040 <text:s/>05 0007<text:tab/><text:tab/><text:tab/><text:tab/><text:tab/>add ax, 7</text:p>
      <text:p text:style-name="P30"><text:s/>0043 <text:s/>A3 000A R<text:tab/><text:tab/><text:tab/><text:tab/>mov i2, ax</text:p>
      <text:p text:style-name="P30"><text:s/>0046 <text:s/>EB 1A 90<text:tab/><text:tab/><text:tab/><text:tab/><text:tab/>jmp f1f3End</text:p>
      <text:p text:style-name="P30"><text:tab/><text:tab/><text:tab/><text:tab/><text:tab/><text:tab/></text:p>
      <text:p text:style-name="P30"><text:s/>0049<text:tab/><text:tab/><text:tab/><text:tab/><text:tab/> <text:s/>f1f3: ; a &lt;= b</text:p>
      <text:p text:style-name="P30"><text:soft-page-break/></text:p>
      <text:p text:style-name="P33">#Microsoft (R) Macro Assembler Version 5.10 <text:s text:c="17"/>11/14/21 13:59:1</text:p>
      <text:p text:style-name="P30"><text:s text:c="61"/>Page <text:s text:c="4"/>1-2</text:p>
      <text:p text:style-name="P30"/>
      <text:p text:style-name="P30"/>
      <text:p text:style-name="P30"><text:s/>0049 <text:s/>03 0E 0004 R<text:tab/><text:tab/><text:tab/><text:tab/>add cx, i</text:p>
      <text:p text:style-name="P30"><text:s/>004D <text:s/>83 C1 04<text:tab/><text:tab/><text:tab/><text:tab/><text:tab/>add cx, 4</text:p>
      <text:p text:style-name="P30"><text:s/>0050 <text:s/>89 0E 0008 R<text:tab/><text:tab/><text:tab/><text:tab/>mov i1, cx</text:p>
      <text:p text:style-name="P30"><text:tab/><text:tab/><text:tab/><text:tab/><text:tab/><text:tab/></text:p>
      <text:p text:style-name="P30"><text:s/>0054 <text:s/>8B C8<text:tab/><text:tab/><text:tab/><text:tab/><text:tab/>mov cx, ax</text:p>
      <text:p text:style-name="P30"><text:s/>0056 <text:s/>D1 E0<text:tab/><text:tab/><text:tab/><text:tab/><text:tab/>shl ax, 1</text:p>
      <text:p text:style-name="P30"><text:s/>0058 <text:s/>03 C1<text:tab/><text:tab/><text:tab/><text:tab/><text:tab/>add ax, cx</text:p>
      <text:p text:style-name="P30"><text:s/>005A <text:s/>F7 D8<text:tab/><text:tab/><text:tab/><text:tab/><text:tab/>neg ax</text:p>
      <text:p text:style-name="P30"><text:s/>005C <text:s/>05 0008<text:tab/><text:tab/><text:tab/><text:tab/><text:tab/>add ax, 8</text:p>
      <text:p text:style-name="P30"><text:s/>005F <text:s/>A3 000A R<text:tab/><text:tab/><text:tab/><text:tab/>mov i2, ax</text:p>
      <text:p text:style-name="P30"><text:s/>0062<text:tab/><text:tab/><text:tab/><text:tab/><text:tab/> <text:s/>f1f3End: <text:s/></text:p>
      <text:p text:style-name="P30"><text:tab/><text:tab/><text:tab/><text:tab/><text:tab/> <text:s/></text:p>
      <text:p text:style-name="P30"><text:tab/><text:tab/><text:tab/><text:tab/><text:tab/> <text:s/>;f2</text:p>
      <text:p text:style-name="P30"><text:s/>0062 <text:s/>A1 0008 R<text:tab/><text:tab/><text:tab/> <text:s/>mov ax, i1</text:p>
      <text:p text:style-name="P30"><text:s/>0065 <text:s/>8B 0E 000A R<text:tab/><text:tab/><text:tab/> <text:s/>mov cx, i2</text:p>
      <text:p text:style-name="P30"><text:s/>0069 <text:s/>F7 D9<text:tab/><text:tab/><text:tab/><text:tab/> <text:s/>neg cx</text:p>
      <text:p text:style-name="P30"><text:s/>006B <text:s/>8B 1E 0006 R<text:tab/><text:tab/><text:tab/> <text:s/>mov bx, k</text:p>
      <text:p text:style-name="P30"><text:tab/><text:tab/><text:tab/><text:tab/><text:tab/> <text:s/></text:p>
      <text:p text:style-name="P30"><text:s/>006F <text:s/>83 FB 00<text:tab/><text:tab/><text:tab/><text:tab/> <text:s/>cmp bx, 0</text:p>
      <text:p text:style-name="P30"><text:s/>0072 <text:s/>7D 0C<text:tab/><text:tab/><text:tab/><text:tab/> <text:s/>jge f2</text:p>
      <text:p text:style-name="P30"><text:s/>0074 <text:s/>83 C1 0A<text:tab/><text:tab/><text:tab/><text:tab/> <text:s/><text:tab/>add cx, 10 ; k &lt; 0</text:p>
      <text:p text:style-name="P30"><text:s/>0077 <text:s/>3B C1<text:tab/><text:tab/><text:tab/><text:tab/> <text:s/><text:tab/>cmp ax, cx</text:p>
      <text:p text:style-name="P30"><text:s/>0079 <text:s/>7D 02<text:tab/><text:tab/><text:tab/><text:tab/> <text:s/><text:tab/>jge max</text:p>
      <text:p text:style-name="P30"><text:s/>007B <text:s/>8B C1<text:tab/><text:tab/><text:tab/><text:tab/> <text:s/><text:tab/><text:tab/>mov ax, cx</text:p>
      <text:p text:style-name="P30"><text:s/>007D<text:tab/><text:tab/><text:tab/><text:tab/><text:tab/> <text:s/><text:tab/>max: ; ax &gt;= cx<text:tab/></text:p>
      <text:p text:style-name="P30"><text:soft-page-break/><text:s/>007D <text:s/>EB 0A 90<text:tab/><text:tab/><text:tab/><text:tab/> <text:s/><text:tab/>jmp f2End</text:p>
      <text:p text:style-name="P30"><text:s/>0080<text:tab/><text:tab/><text:tab/><text:tab/><text:tab/> <text:s/>f2: ; k &gt;= 0</text:p>
      <text:p text:style-name="P30"><text:s/>0080 <text:s/>03 C1<text:tab/><text:tab/><text:tab/><text:tab/> <text:s/><text:tab/>add ax, cx</text:p>
      <text:p text:style-name="P30"><text:s/>0082 <text:s/>3D 0000<text:tab/><text:tab/><text:tab/><text:tab/> <text:s/><text:tab/>cmp ax, 0</text:p>
      <text:p text:style-name="P30"><text:s/>0085 <text:s/>7D 02<text:tab/><text:tab/><text:tab/><text:tab/> <text:s/><text:tab/>jge modul</text:p>
      <text:p text:style-name="P30"><text:s/>0087 <text:s/>F7 D8<text:tab/><text:tab/><text:tab/><text:tab/> <text:s/><text:tab/><text:tab/>neg ax</text:p>
      <text:p text:style-name="P30"><text:s/>0089<text:tab/><text:tab/><text:tab/><text:tab/><text:tab/> <text:s/><text:tab/>modul: ; ax &gt;= 0</text:p>
      <text:p text:style-name="P30"><text:s/>0089<text:tab/><text:tab/><text:tab/><text:tab/><text:tab/> <text:s/>f2End:</text:p>
      <text:p text:style-name="P30"><text:s/>0089<text:tab/><text:tab/><text:tab/><text:tab/><text:tab/> <text:s/>MainEnd: ; в ax лежит значение функци</text:p>
      <text:p text:style-name="P30"><text:tab/><text:tab/><text:tab/><text:tab/>и f2</text:p>
      <text:p text:style-name="P30"><text:s/>0089 <text:s/>CB<text:tab/><text:tab/><text:tab/> <text:s text:c="5"/>ret</text:p>
      <text:p text:style-name="P30"><text:s/>008A<text:tab/><text:tab/><text:tab/><text:tab/>Main <text:s text:c="5"/>ENDP</text:p>
      <text:p text:style-name="P30"><text:s/>008A<text:tab/><text:tab/><text:tab/><text:tab/>CODE <text:s text:c="5"/>ENDS</text:p>
      <text:p text:style-name="P30"><text:tab/><text:tab/><text:tab/><text:tab/>END Main</text:p>
      <text:p text:style-name="P30"/>
      <text:p text:style-name="P33">#Microsoft (R) Macro Assembler Version 5.10 <text:s text:c="17"/>11/14/21 13:59:1</text:p>
      <text:p text:style-name="P30"><text:s text:c="61"/>Symbols-1</text:p>
      <text:p text:style-name="P30"/>
      <text:p text:style-name="P30"/>
      <text:p text:style-name="P30">Segments and Groups:</text:p>
      <text:p text:style-name="P30"/>
      <text:p text:style-name="P30"><text:s text:c="16"/>N a m e <text:s text:c="8"/><text:tab/>Length<text:tab/> Align<text:tab/>Combine Class</text:p>
      <text:p text:style-name="P30"/>
      <text:p text:style-name="P30">ASTACK . . . . . . . . . . . . . <text:s/><text:tab/>0018<text:tab/>PARA<text:tab/>STACK<text:tab/></text:p>
      <text:p text:style-name="P30">CODE . . . . . . . . . . . . . . <text:s/><text:tab/>008A<text:tab/>PARA<text:tab/>NONE<text:tab/></text:p>
      <text:p text:style-name="P30">DATA . . . . . . . . . . . . . . <text:s/><text:tab/>000C<text:tab/>PARA<text:tab/>NONE<text:tab/></text:p>
      <text:p text:style-name="P30"/>
      <text:p text:style-name="P30">Symbols: <text:s text:c="11"/></text:p>
      <text:p text:style-name="P30"/>
      <text:p text:style-name="P30"><text:s text:c="16"/>N a m e <text:s text:c="8"/><text:tab/>Type<text:tab/> Value<text:tab/> Attr</text:p>
      <text:p text:style-name="P30"/>
      <text:p text:style-name="P30">A <text:s/>. . . . . . . . . . . . . . . <text:s/><text:tab/>L WORD<text:tab/>0000<text:tab/>DATA</text:p>
      <text:p text:style-name="P30"/>
      <text:p text:style-name="P30">B <text:s/>. . . . . . . . . . . . . . . <text:s/><text:tab/>L WORD<text:tab/>0002<text:tab/>DATA</text:p>
      <text:p text:style-name="P30"/>
      <text:p text:style-name="P30">F1F3 . . . . . . . . . . . . . . <text:s/><text:tab/>L NEAR<text:tab/>0049<text:tab/>CODE</text:p>
      <text:p text:style-name="P30">F1F3END <text:s/>. . . . . . . . . . . . <text:s/><text:tab/>L NEAR<text:tab/>0062<text:tab/>CODE</text:p>
      <text:p text:style-name="P30">F2 . . . . . . . . . . . . . . . <text:s/><text:tab/>L NEAR<text:tab/>0080<text:tab/>CODE</text:p>
      <text:p text:style-name="P30">F2END <text:s/>. . . . . . . . . . . . . <text:s/><text:tab/>L NEAR<text:tab/>0089<text:tab/>CODE</text:p>
      <text:p text:style-name="P30"/>
      <text:p text:style-name="P30">I <text:s/>. . . . . . . . . . . . . . . <text:s/><text:tab/>L WORD<text:tab/>0004<text:tab/>DATA</text:p>
      <text:p text:style-name="P30">I1 . . . . . . . . . . . . . . . <text:s/><text:tab/>L WORD<text:tab/>0008<text:tab/>DATA</text:p>
      <text:p text:style-name="P30">I2 . . . . . . . . . . . . . . . <text:s/><text:tab/>L WORD<text:tab/>000A<text:tab/>DATA</text:p>
      <text:p text:style-name="P30"/>
      <text:p text:style-name="P30"><text:soft-page-break/>K <text:s/>. . . . . . . . . . . . . . . <text:s/><text:tab/>L WORD<text:tab/>0006<text:tab/>DATA</text:p>
      <text:p text:style-name="P30"/>
      <text:p text:style-name="P30">MAIN . . . . . . . . . . . . . . <text:s/><text:tab/>F PROC<text:tab/>0000<text:tab/>CODE<text:tab/>Length = 008A</text:p>
      <text:p text:style-name="P30">MAINEND <text:s/>. . . . . . . . . . . . <text:s/><text:tab/>L NEAR<text:tab/>0089<text:tab/>CODE</text:p>
      <text:p text:style-name="P30">MAX <text:s/>. . . . . . . . . . . . . . <text:s/><text:tab/>L NEAR<text:tab/>007D<text:tab/>CODE</text:p>
      <text:p text:style-name="P30">MODUL <text:s/>. . . . . . . . . . . . . <text:s/><text:tab/>L NEAR<text:tab/>0089<text:tab/>CODE</text:p>
      <text:p text:style-name="P30"/>
      <text:p text:style-name="P30">@CPU . . . . . . . . . . . . . . <text:s/><text:tab/>TEXT <text:s/>0101h<text:tab/><text:tab/></text:p>
      <text:p text:style-name="P30">@FILENAME <text:s/>. . . . . . . . . . . <text:s/><text:tab/>TEXT <text:s/>main<text:tab/><text:tab/></text:p>
      <text:p text:style-name="P30">@VERSION . . . . . . . . . . . . <text:s/><text:tab/>TEXT <text:s/>510<text:tab/><text:tab/></text:p>
      <text:p text:style-name="P30"/>
      <text:p text:style-name="P30"/>
      <text:p text:style-name="P30"><text:s text:c="5"/>89 Source <text:s/>Lines</text:p>
      <text:p text:style-name="P30"><text:s text:c="5"/>89 Total <text:s text:c="2"/>Lines</text:p>
      <text:p text:style-name="P30"><text:s text:c="5"/>22 Symbols</text:p>
      <text:p text:style-name="P30"/>
      <text:p text:style-name="P30"><text:s text:c="2"/>47966 + 461341 Bytes symbol space free</text:p>
      <text:p text:style-name="P30"/>
      <text:p text:style-name="P30"><text:s text:c="6"/>0 Warning Errors</text:p>
      <text:p text:style-name="P30"><text:s text:c="6"/>0 Severe <text:s/>Error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sans-serif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8H3M16S</meta:editing-duration>
    <meta:editing-cycles>150</meta:editing-cycles>
    <meta:generator>LibreOffice/6.4.7.2$Linux_X86_64 LibreOffice_project/40$Build-2</meta:generator>
    <dc:date>2021-11-14T14:13:37.806045020</dc:date>
    <meta:document-statistic meta:table-count="2" meta:image-count="0" meta:object-count="0" meta:page-count="15" meta:paragraph-count="293" meta:word-count="1498" meta:character-count="7556" meta:non-whitespace-character-count="4870"/>
  </office:meta>
</office:document-meta>
</file>